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gradient" draw:fill-color="#99ccff" draw:fill-gradient-name="Gradient_20_7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/>
    </style:style>
    <style:style style:name="gr2" style:family="graphic" style:parent-style-name="standard">
      <style:graphic-properties svg:stroke-color="#e6e6ff" draw:fill="gradient" draw:fill-gradient-name="SalmonWhite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BlueWhit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 style:font-relief="embosse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2pt" style:font-size-asian="12pt" style:font-size-complex="12pt" style:font-relief="embosse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5.5cm" svg:height="5cm" svg:x="3.983cm" svg:y="5cm">
            <text:p text:style-name="P1"><text:span text:style-name="T1">Equinox OSGi Contain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cm" svg:height="1.5cm" svg:x="4.483cm" svg:y="6cm">
            <text:p text:style-name="P1"><text:span text:style-name="T2">CXF</text:span></text:p>
            <text:p text:style-name="P1"><text:span text:style-name="T2">D-OSGi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1.5cm" svg:x="4.5cm" svg:y="8cm">
            <text:p text:style-name="P1"><text:span text:style-name="T2">Greeter</text:span></text:p>
            <text:p text:style-name="P1"><text:span text:style-name="T2">Interface</text:span></text:p>
            <text:p text:style-name="P1"><text:span text:style-name="T2">Bund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2cm" svg:height="1.5cm" svg:x="6.983cm" svg:y="8cm">
            <text:p text:style-name="P1"><text:span text:style-name="T2">Greeter</text:span></text:p>
            <text:p text:style-name="P1"><text:span text:style-name="T2">Consumer</text:span></text:p>
            <text:p text:style-name="P1"><text:span text:style-name="T2">Bund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5.5cm" svg:height="5cm" svg:x="13.483cm" svg:y="5cm">
            <text:p text:style-name="P2"><text:span text:style-name="T1">Felix OSGi Contain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2.517cm" svg:height="1.5cm" svg:x="13.966cm" svg:y="6cm">
            <text:p text:style-name="P3"><text:span text:style-name="T2">CXF</text:span></text:p>
            <text:p text:style-name="P3"><text:span text:style-name="T2">D-OSGi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cm" svg:height="1.5cm" svg:x="13.966cm" svg:y="8cm">
            <text:p text:style-name="P3"><text:span text:style-name="T2">Greeter</text:span></text:p>
            <text:p text:style-name="P3"><text:span text:style-name="T2">Service</text:span></text:p>
            <text:p text:style-name="P3"><text:span text:style-name="T2">Bund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2cm" svg:height="1.5cm" svg:x="16.466cm" svg:y="8cm">
            <text:p text:style-name="P3"><text:span text:style-name="T2">Greeter</text:span></text:p>
            <text:p text:style-name="P3"><text:span text:style-name="T2">Interface</text:span></text:p>
            <text:p text:style-name="P3"><text:span text:style-name="T2">Bund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4" draw:layer="layout" svg:width="5cm" svg:height="1cm" svg:x="8.983cm" svg:y="8.3cm">
          <text:p text:style-name="P1"><text:span text:style-name="T3">invokes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BlueWhite" draw:style="linear" draw:start-color="#0047ff" draw:end-color="#ffffff" draw:start-intensity="100%" draw:end-intensity="100%" draw:angle="0" draw:border="0%"/>
    <draw:gradient draw:name="Gradient_20_7" draw:display-name="Gradient 7" draw:style="linear" draw:start-color="#33cc66" draw:end-color="#ffffff" draw:start-intensity="100%" draw:end-intensity="100%" draw:angle="0" draw:border="0%"/>
    <draw:gradient draw:name="GrayWhite" draw:style="linear" draw:start-color="#808080" draw:end-color="#ffffff" draw:start-intensity="100%" draw:end-intensity="100%" draw:angle="0" draw:border="0%"/>
    <draw:gradient draw:name="SalmonWhite" draw:style="linear" draw:start-color="#ff808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1T21:24:08.76</meta:creation-date>
    <dc:date>2009-01-16T20:26:03.72</dc:date>
    <meta:editing-duration>PT00H20M39S</meta:editing-duration>
    <meta:editing-cycles>4</meta:editing-cycles>
    <meta:generator>OpenOffice.org/3.0$Win32 OpenOffice.org_project/300m9$Build-9358</meta:generator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